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Italique"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4" style:family="table">
      <style:table-properties style:width="17.014cm" fo:margin-left="-0.016cm" fo:margin-right="0cm" table:align="margins"/>
    </style:style>
    <style:style style:name="Tableau4.A" style:family="table-column">
      <style:table-column-properties style:column-width="4.763cm" style:rel-column-width="18343*"/>
    </style:style>
    <style:style style:name="Tableau4.B" style:family="table-column">
      <style:table-column-properties style:column-width="7.25cm" style:rel-column-width="27923*"/>
    </style:style>
    <style:style style:name="Tableau4.C" style:family="table-column">
      <style:table-column-properties style:column-width="5.002cm" style:rel-column-width="19269*"/>
    </style:style>
    <style:style style:name="Tableau4.A1" style:family="table-cell">
      <style:table-cell-properties fo:background-color="#c0c0c0" fo:padding="0.097cm" fo:border="0.002cm solid #000000">
        <style:background-image/>
      </style:table-cell-properties>
    </style:style>
    <style:style style:name="Tableau4.A2" style:family="table-cell">
      <style:table-cell-properties fo:padding="0.097cm" fo:border-left="0.002cm solid #000000" fo:border-right="none" fo:border-top="0.002cm solid #000000" fo:border-bottom="0.002cm solid #000000"/>
    </style:style>
    <style:style style:name="Tableau4.C2" style:family="table-cell">
      <style:table-cell-properties fo:padding="0.097cm" fo:border="0.002cm solid #000000"/>
    </style:style>
    <style:style style:name="Tableau4.A3" style:family="table-cell">
      <style:table-cell-properties fo:padding="0.097cm" fo:border-left="0.002cm solid #000000" fo:border-right="none" fo:border-top="none" fo:border-bottom="0.002cm solid #000000"/>
    </style:style>
    <style:style style:name="Tableau4.C3"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2.434cm" style:rel-column-width="9384*"/>
    </style:style>
    <style:style style:name="Tableau3.B" style:family="table-column">
      <style:table-column-properties style:column-width="6.877cm" style:rel-column-width="26514*"/>
    </style:style>
    <style:style style:name="Tableau3.C" style:family="table-column">
      <style:table-column-properties style:column-width="5.001cm" style:rel-column-width="19279*"/>
    </style:style>
    <style:style style:name="Tableau3.D" style:family="table-column">
      <style:table-column-properties style:column-width="2.686cm" style:rel-column-width="10358*"/>
    </style:style>
    <style:style style:name="Tableau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3.D1" style:family="table-cell">
      <style:table-cell-properties fo:background-color="#c0c0c0" fo:padding="0.097cm" fo:border="0.002cm solid #000000">
        <style:background-image/>
      </style:table-cell-properties>
    </style:style>
    <style:style style:name="Tableau3.A2" style:family="table-cell" style:data-style-name="N100">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center" style:justify-single-word="false"/>
      <style:text-properties fo:font-size="48pt" style:font-size-asian="48pt" style:font-size-complex="48pt"/>
    </style:style>
    <style:style style:name="P5" style:family="paragraph" style:parent-style-name="Text_20_body">
      <style:paragraph-properties fo:text-align="center" style:justify-single-word="false"/>
      <style:text-properties fo:font-size="22pt" style:font-size-asian="22pt" style:font-size-complex="22pt"/>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text-properties fo:language="en" fo:country="US" style:text-underline-style="none"/>
    </style:style>
    <style:style style:name="P8" style:family="paragraph" style:parent-style-name="Text_20_body">
      <style:text-properties fo:language="en" fo:country="US" style:text-underline-style="solid" style:text-underline-width="auto" style:text-underline-color="font-color"/>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paragraph-properties fo:text-align="center" style:justify-single-word="false"/>
      <style:text-properties fo:font-size="24pt" style:font-size-asian="24pt" style:font-size-complex="24pt"/>
    </style:style>
    <style:style style:name="P11" style:family="paragraph" style:parent-style-name="Text_20_body">
      <style:paragraph-properties fo:text-align="center" style:justify-single-word="false"/>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paragraph-properties fo:text-align="justify" style:justify-single-word="false"/>
    </style:style>
    <style:style style:name="P14" style:family="paragraph" style:parent-style-name="Text_20_body">
      <style:text-properties style:text-underline-style="none"/>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style:text-underline-style="solid" style:text-underline-width="auto" style:text-underline-color="font-color"/>
    </style:style>
    <style:style style:name="P18" style:family="paragraph" style:parent-style-name="Table_20_Contents">
      <style:text-properties fo:font-size="12pt" style:font-name-asian="Andale Sans UI" style:font-size-asian="12pt" style:font-name-complex="Tahoma" style:font-size-complex="12pt"/>
    </style:style>
    <style:style style:name="P19" style:family="paragraph" style:parent-style-name="Table_20_Contents">
      <style:text-properties fo:font-size="12pt" fo:font-weight="bold" style:font-name-asian="Andale Sans UI" style:font-size-asian="12pt" style:font-weight-asian="bold" style:font-name-complex="Tahoma" style:font-size-complex="12pt" style:font-weight-complex="bold"/>
    </style:style>
    <style:style style:name="P20" style:family="paragraph" style:parent-style-name="Text_20_body">
      <style:paragraph-properties fo:background-color="transparent">
        <style:background-image/>
      </style:paragraph-properties>
      <style:text-properties style:font-name="Calibri" fo:language="zxx" fo:country="none" style:text-underline-style="solid" style:text-underline-width="auto" style:text-underline-color="font-color" style:language-asian="zxx" style:country-asian="none" style:language-complex="zxx" style:country-complex="none"/>
    </style:style>
    <style:style style:name="P21" style:family="paragraph" style:parent-style-name="Text_20_body">
      <style:paragraph-properties fo:background-color="transparent">
        <style:background-image/>
      </style:paragraph-properties>
      <style:text-properties style:font-name="Calibri" fo:language="zxx" fo:country="none" style:text-underline-style="none" style:language-asian="zxx" style:country-asian="none" style:language-complex="zxx" style:country-complex="none"/>
    </style:style>
    <style:style style:name="P22" style:family="paragraph" style:parent-style-name="Text_20_body">
      <style:paragraph-properties fo:background-color="transparent">
        <style:background-image/>
      </style:paragraph-properties>
      <style:text-properties style:font-name="Calibri"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23" style:family="paragraph" style:parent-style-name="Text_20_body">
      <style:paragraph-properties fo:background-color="transparent">
        <style:background-image/>
      </style:paragraph-properties>
      <style:text-properties fo:language="zxx" fo:country="none"/>
    </style:style>
    <style:style style:name="P24" style:family="paragraph" style:parent-style-name="Text_20_body">
      <style:paragraph-properties fo:background-color="transparent">
        <style:background-image/>
      </style:paragraph-properties>
      <style:text-properties fo:language="en" fo:country="US" fo:font-weight="bold" style:font-weight-asian="bold" style:font-weight-complex="bold"/>
    </style:style>
    <style:style style:name="P25" style:family="paragraph" style:parent-style-name="Preformatted_20_Text">
      <style:paragraph-properties fo:background-color="transparent">
        <style:background-image/>
      </style:paragraph-properties>
      <style:text-properties style:font-name="Calibri" fo:language="zxx" fo:country="none" style:text-underline-style="none" style:language-asian="zxx" style:country-asian="none" style:language-complex="zxx" style:country-complex="non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Quotations">
      <style:text-properties fo:language="zxx" fo:country="none" fo:background-color="transparent" style:language-asian="zxx" style:country-asian="none" style:language-complex="zxx" style:country-complex="none"/>
    </style:style>
    <style:style style:name="P29" style:family="paragraph" style:parent-style-name="Heading_20_2">
      <style:paragraph-properties fo:text-align="justify" style:justify-single-word="false"/>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Text_20_body">
      <style:text-properties fo:language="en" fo:country="US" style:text-underline-style="solid" style:text-underline-width="auto" style:text-underline-color="font-color"/>
    </style:style>
    <style:style style:name="P33" style:family="paragraph" style:parent-style-name="Text_20_body">
      <style:text-properties fo:language="en" fo:country="US" fo:font-weight="bold" style:font-weight-asian="bold" style:font-weight-complex="bold"/>
    </style:style>
    <style:style style:name="P34" style:family="paragraph" style:parent-style-name="Text_20_body">
      <style:paragraph-properties fo:text-align="justify" style:justify-single-word="false"/>
      <style:text-properties fo:language="en" fo:country="US" fo:font-weight="normal" style:font-weight-asian="normal" style:font-weight-complex="normal"/>
    </style:style>
    <style:style style:name="P35" style:family="paragraph"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color="#000000" style:font-name="Calibri1" fo:font-size="12pt" fo:language="zxx" fo:country="none" fo:font-weight="bold" style:font-name-asian="Courier New2" style:font-size-asian="12pt" style:language-asian="zxx" style:country-asian="none" style:font-weight-asian="bold" style:font-name-complex="Courier New2" style:font-size-complex="12pt" style:language-complex="zxx" style:country-complex="none" style:font-weight-complex="bold"/>
    </style:style>
    <style:style style:name="T5" style:family="text">
      <style:text-properties fo:color="#000000" style:font-name="Calibri1" fo:font-size="12pt" fo:language="zxx" fo:country="none" fo:font-weight="normal" style:font-name-asian="Courier New2" style:font-size-asian="12pt" style:language-asian="zxx" style:country-asian="none" style:font-weight-asian="normal" style:font-name-complex="Courier New2" style:font-size-complex="12pt" style:language-complex="zxx" style:country-complex="none" style:font-weight-complex="normal"/>
    </style:style>
    <style:style style:name="T6" style:family="text">
      <style:text-properties fo:color="#000000" style:font-name="Calibri1" fo:font-size="12pt" fo:language="fr" fo:country="FR" fo:font-weight="bold" style:font-name-asian="Courier New2" style:font-size-asian="12pt" style:language-asian="zxx" style:country-asian="none" style:font-weight-asian="bold" style:font-name-complex="Courier New2" style:font-size-complex="12pt" style:language-complex="zxx" style:country-complex="none" style:font-weight-complex="bold"/>
    </style:style>
    <style:style style:name="T7" style:family="text">
      <style:text-properties fo:color="#000000" style:font-name="Calibri1" fo:font-size="12pt" fo:language="fr" fo:country="FR" fo:font-weight="bold" style:font-name-asian="Courier New2" style:font-size-asian="12pt" style:font-weight-asian="bold" style:font-name-complex="Courier New2" style:font-size-complex="12pt" style:font-weight-complex="bold"/>
    </style:style>
    <style:style style:name="T8" style:family="text">
      <style:text-properties fo:color="#000000" style:text-outline="false" style:text-line-through-style="none" fo:language="zxx" fo:country="none" fo:text-shadow="none" style:text-underline-style="none" fo:font-weight="normal" style:font-name-asian="Calibri1" style:font-size-asian="11pt" style:language-asian="zxx" style:country-asian="none" style:font-weight-asian="normal" style:font-name-complex="Calibri1" style:font-size-complex="11pt" style:language-complex="zxx" style:country-complex="none" style:font-weight-complex="normal" style:text-emphasize="none" style:text-overline-style="none" style:text-overline-color="font-color"/>
    </style:style>
    <style:style style:name="T9" style:family="text">
      <style:text-properties style:font-name="Calibri"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0" style:family="text">
      <style:text-properties style:font-name="Calibri" style:text-underline-style="none" style:language-asian="zxx" style:country-asian="none" style:language-complex="zxx" style:country-complex="none"/>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fo:font-weight="bold" style:language-asian="zxx" style:country-asian="none" style:font-weight-asian="bold" style:language-complex="zxx" style:country-complex="none" style:font-weight-complex="bold"/>
    </style:style>
    <style:style style:name="T14" style:family="text">
      <style:text-properties fo:language="zxx" fo:country="none" fo:font-weight="normal" style:language-asian="zxx" style:country-asian="none" style:font-weight-asian="normal" style:language-complex="zxx" style:country-complex="none" style:font-weight-complex="normal"/>
    </style:style>
    <style:style style:name="T15"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16" style:family="text">
      <style:text-properties fo:language="zxx" fo:country="none" style:text-underline-style="none" fo:font-weight="normal" style:language-asian="zxx" style:country-asian="none" style:font-weight-asian="normal" style:language-complex="zxx" style:country-complex="none" style:font-weight-complex="normal"/>
    </style:style>
    <style:style style:name="T17" style:family="text">
      <style:text-properties fo:language="zxx" fo:country="none" fo:background-color="transparent" style:language-asian="zxx" style:country-asian="none" style:language-complex="zxx" style:country-complex="none"/>
    </style:style>
    <style:style style:name="T18" style:family="text">
      <style:text-properties fo:font-weight="normal" style:font-weight-asian="normal" style:font-weight-complex="normal"/>
    </style:style>
    <style:style style:name="T19" style:family="text">
      <style:text-properties style:text-underline-style="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p text:style-name="Text_20_body"/>
      <text:p text:style-name="Text_20_body"/>
      <text:p text:style-name="Text_20_body"/>
      <text:p text:style-name="Text_20_body"/>
      <text:p text:style-name="Text_20_body"/>
      <text:p text:style-name="P5">- Rectorat Rennes - </text:p>
      <text:p text:style-name="Text_20_body"/>
      <text:p text:style-name="P4">Installation portail Toutatice sous RHEL 5</text:p>
      <text:p text:style-name="P10"/>
      <text:p text:style-name="P10"/>
      <text:p text:style-name="P4"/>
      <text:p text:style-name="P11"/>
      <text:p text:style-name="Text_20_body"/>
      <text:p text:style-name="Text_20_body"/>
      <text:p text:style-name="Text_20_body"/>
      <text:p text:style-name="Text_20_body"/>
      <text:p text:style-name="Text_20_body"/>
      <text:p text:style-name="Text_20_body"/>
      <text:p text:style-name="Text_20_body">Référence : TOUTATICE-EXPL-RHEL-1.0.odt</text:p>
      <text:p text:style-name="Text_20_body">Version 1.0 du 09/05/2011</text:p>
      <text:p text:style-name="P16"/>
      <text:table-of-content text:style-name="Sect1" text:protected="true" text:name="Table des matières1">
        <text:table-of-content-source text:outline-level="2" text:relative-tab-stop-position="false">
          <text:index-title-template text:style-name="Contents_20_Heading">Table des matières</text:index-title-template>
          <text:table-of-content-entry-template text:outline-level="1" text:style-name="Contents_20_1">
            <text:index-entry-chapter text:style-name="Emphasis"/>
            <text:index-entry-link-start text:style-name="Strong_20_Emphasis"/>
            <text:index-entry-link-end/>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Strong_20_Emphasis"/>
            <text:index-entry-link-end/>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Strong_20_Emphasis"/>
            <text:index-entry-link-end/>
            <text:index-entry-text/>
            <text:index-entry-tab-stop style:type="right" style:leader-char="."/>
            <text:index-entry-page-number/>
          </text:table-of-content-entry-template>
          <text:table-of-content-entry-template text:outline-level="5" text:style-name="Contents_20_5">
            <text:index-entry-link-start text:style-name="Strong_20_Emphasis"/>
            <text:index-entry-link-end/>
            <text:index-entry-text/>
            <text:index-entry-tab-stop style:type="right" style:leader-char="."/>
            <text:index-entry-page-number/>
          </text:table-of-content-entry-template>
          <text:table-of-content-entry-template text:outline-level="6" text:style-name="Contents_20_6">
            <text:index-entry-link-start text:style-name="Strong_20_Emphasis"/>
            <text:index-entry-link-end/>
            <text:index-entry-text/>
            <text:index-entry-tab-stop style:type="right" style:leader-char="."/>
            <text:index-entry-page-number/>
          </text:table-of-content-entry-template>
          <text:table-of-content-entry-template text:outline-level="7" text:style-name="Contents_20_7">
            <text:index-entry-link-start text:style-name="Strong_20_Emphasis"/>
            <text:index-entry-link-end/>
            <text:index-entry-text/>
            <text:index-entry-tab-stop style:type="right" style:leader-char="."/>
            <text:index-entry-page-number/>
          </text:table-of-content-entry-template>
          <text:table-of-content-entry-template text:outline-level="8" text:style-name="Contents_20_8">
            <text:index-entry-link-start text:style-name="Strong_20_Emphasis"/>
            <text:index-entry-link-end/>
            <text:index-entry-text/>
            <text:index-entry-tab-stop style:type="right" style:leader-char="."/>
            <text:index-entry-page-number/>
          </text:table-of-content-entry-template>
          <text:table-of-content-entry-template text:outline-level="9" text:style-name="Contents_20_9">
            <text:index-entry-link-start text:style-name="Strong_20_Emphasis"/>
            <text:index-entry-link-end/>
            <text:index-entry-text/>
            <text:index-entry-tab-stop style:type="right" style:leader-char="."/>
            <text:index-entry-page-number/>
          </text:table-of-content-entry-template>
          <text:table-of-content-entry-template text:outline-level="10" text:style-name="Contents_20_10">
            <text:index-entry-link-start text:style-name="Strong_20_Emphasis"/>
            <text:index-entry-link-end/>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h text:style-name="P26" text:outline-level="1"><text:span text:style-name="Emphasis">1/ </text:span>Administration du document<text:tab/><text:a xlink:type="simple" xlink:href="#__RefHeading__3000_1205845785" text:style-name="Internet_20_link" text:visited-style-name="Internet_20_link">3</text:a></text:h>
          <text:h text:style-name="P26" text:outline-level="1"><text:span text:style-name="Emphasis">2/ </text:span>Installation portail <text:tab/><text:a xlink:type="simple" xlink:href="#__RefHeading__3008_1205845785" text:style-name="Internet_20_link" text:visited-style-name="Internet_20_link">4</text:a></text:h>
          <text:h text:style-name="P26" text:outline-level="1"><text:span text:style-name="Emphasis">3/ </text:span>Configuration portail <text:tab/><text:a xlink:type="simple" xlink:href="#__RefHeading__3622_1205845785" text:style-name="Internet_20_link" text:visited-style-name="Internet_20_link">6</text:a></text:h>
          <text:h text:style-name="P27" text:outline-level="1">Fichier de configuration système<text:tab/><text:a xlink:type="simple" xlink:href="#__RefHeading__3624_1205845785" text:style-name="Internet_20_link" text:visited-style-name="Internet_20_link">6</text:a></text:h>
          <text:h text:style-name="P27" text:outline-level="1">Configuration SGBD<text:tab/><text:a xlink:type="simple" xlink:href="#__RefHeading__3012_1205845785" text:style-name="Internet_20_link" text:visited-style-name="Internet_20_link">6</text:a></text:h>
          <text:h text:style-name="P27" text:outline-level="1">Configuration cluster<text:tab/><text:a xlink:type="simple" xlink:href="#__RefHeading__3626_1205845785" text:style-name="Internet_20_link" text:visited-style-name="Internet_20_link">7</text:a></text:h>
          <text:h text:style-name="P27" text:outline-level="1">Configuration Apache<text:tab/><text:a xlink:type="simple" xlink:href="#__RefHeading__3027_1205845785" text:style-name="Internet_20_link" text:visited-style-name="Internet_20_link">7</text:a></text:h>
          <text:h text:style-name="P27" text:outline-level="1">Configuration LDAP<text:tab/><text:a xlink:type="simple" xlink:href="#__RefHeading__3018_1205845785" text:style-name="Internet_20_link" text:visited-style-name="Internet_20_link">8</text:a></text:h>
          <text:h text:style-name="P27" text:outline-level="1">Configuration Nuxeo<text:tab/><text:a xlink:type="simple" xlink:href="#__RefHeading__3628_1205845785" text:style-name="Internet_20_link" text:visited-style-name="Internet_20_link">8</text:a></text:h>
          <text:h text:style-name="P27" text:outline-level="1">Configuration Proxy<text:tab/><text:a xlink:type="simple" xlink:href="#__RefHeading__3628_12058457851" text:style-name="Internet_20_link" text:visited-style-name="Internet_20_link">9</text:a></text:h>
          <text:h text:style-name="P26" text:outline-level="1"><text:span text:style-name="Emphasis">4/ </text:span>Exploitation du portail<text:tab/><text:a xlink:type="simple" xlink:href="#__RefHeading__3022_1205845785" text:style-name="Internet_20_link" text:visited-style-name="Internet_20_link">10</text:a></text:h>
        </text:index-body>
      </text:table-of-content>
      <text:h text:style-name="Heading_20_1" text:outline-level="1" text:is-list-header="true"/>
      <text:p text:style-name="P15"/>
      <text:h text:style-name="Heading_20_1" text:outline-level="1"><text:bookmark text:name="__RefHeading__3000_1205845785"/>Administration du document<text:bookmark-end text:name="__RefHeading__3000_1205845785"/></text:h>
      <text:p text:style-name="Standard"/>
      <text:p text:style-name="Standard"/>
      <table:table table:name="Tableau4" table:style-name="Tableau4">
        <table:table-column table:style-name="Tableau4.A"/>
        <table:table-column table:style-name="Tableau4.B"/>
        <table:table-column table:style-name="Tableau4.C"/>
        <table:table-row>
          <table:table-cell table:style-name="Tableau4.A1" table:number-columns-spanned="3" office:value-type="string">
            <text:p text:style-name="P19">Diffusion <text:s/></text:p>
          </table:table-cell>
          <table:covered-table-cell/>
          <table:covered-table-cell/>
        </table:table-row>
        <table:table-row>
          <table:table-cell table:style-name="Tableau4.A2" office:value-type="string">
            <text:p text:style-name="P18">Steux Jean-Sébastien</text:p>
          </table:table-cell>
          <table:table-cell table:style-name="Tableau4.A2" office:value-type="string">
            <text:p text:style-name="P18">CAP2J</text:p>
          </table:table-cell>
          <table:table-cell table:style-name="Tableau4.C2" office:value-type="string">
            <text:p text:style-name="P18">jssteux@cap2j.org</text:p>
          </table:table-cell>
        </table:table-row>
        <table:table-row>
          <table:table-cell table:style-name="Tableau4.A3" office:value-type="string">
            <text:p text:style-name="P18"/>
          </table:table-cell>
          <table:table-cell table:style-name="Tableau4.A3" office:value-type="string">
            <text:p text:style-name="P18"/>
          </table:table-cell>
          <table:table-cell table:style-name="Tableau4.C3" office:value-type="string">
            <text:p text:style-name="P18"/>
          </table:table-cell>
        </table:table-row>
      </table:table>
      <text:p text:style-name="Standard"/>
      <text:p text:style-name="Standard"/>
      <text:p text:style-name="Standard">Historique des versions</text:p>
      <text:p text:style-name="Standard"/>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9">version</text:p>
          </table:table-cell>
          <table:table-cell table:style-name="Tableau3.A1" office:value-type="string">
            <text:p text:style-name="P19">Contenu</text:p>
          </table:table-cell>
          <table:table-cell table:style-name="Tableau3.A1" office:value-type="string">
            <text:p text:style-name="P19">Auteur</text:p>
          </table:table-cell>
          <table:table-cell table:style-name="Tableau3.D1" office:value-type="string">
            <text:p text:style-name="P19">Date</text:p>
          </table:table-cell>
        </table:table-row>
        <table:table-row>
          <table:table-cell table:style-name="Tableau3.A2" office:value-type="float" office:value="36526">
            <text:p text:style-name="P18">1.0</text:p>
          </table:table-cell>
          <table:table-cell table:style-name="Tableau3.B2" office:value-type="string">
            <text:p text:style-name="P18">Initialisation</text:p>
          </table:table-cell>
          <table:table-cell table:style-name="Tableau3.B2" office:value-type="string">
            <text:p text:style-name="P18">Steux Jean-Sébastien</text:p>
          </table:table-cell>
          <table:table-cell table:style-name="Tableau3.D2" office:value-type="string">
            <text:p text:style-name="P18">09/05/2011</text:p>
          </table:table-cell>
        </table:table-row>
        <table:table-row>
          <table:table-cell table:style-name="Tableau3.B2" office:value-type="string">
            <text:p text:style-name="Standard">1.1</text:p>
          </table:table-cell>
          <table:table-cell table:style-name="Tableau3.B2" office:value-type="string">
            <text:p text:style-name="P18">Renommage toutatice</text:p>
          </table:table-cell>
          <table:table-cell table:style-name="Tableau3.B2" office:value-type="string">
            <text:p text:style-name="P18">Steux Jean-Sébastien</text:p>
          </table:table-cell>
          <table:table-cell table:style-name="Tableau3.D2" office:value-type="string">
            <text:p text:style-name="P18">21/09/2011</text:p>
          </table:table-cell>
        </table:table-row>
      </table:table>
      <text:h text:style-name="Heading_20_1" text:outline-level="1" text:is-list-header="true"/>
      <text:h text:style-name="P31" text:outline-level="1"><text:bookmark text:name="__RefHeading__3008_1205845785"/>Installation portail <text:bookmark-end text:name="__RefHeading__3008_1205845785"/></text:h>
      <text:p text:style-name="Text_20_body"/>
      <text:p text:style-name="P12">Installation de la machine virtuelle Java</text:p>
      <text:p text:style-name="Text_20_body"/>
      <text:p text:style-name="Text_20_body">Le JDK 1.6 (sun ou open-jdk) doit être installé au prélable </text:p>
      <text:p text:style-name="Text_20_body"/>
      <text:p text:style-name="Quotations"><text:span text:style-name="Citation">yum install java</text:span></text:p>
      <text:p text:style-name="Text_20_body"/>
      <text:p text:style-name="P12">Configuration du file system</text:p>
      <text:p text:style-name="P12"/>
      <text:p text:style-name="P14">Augmenter la limite du nombre du fichier ouverts pour le user <text:span text:style-name="T1">portal</text:span> (user permettant de lancer le portail) dans le fichier <text:s text:c="2"/><text:span text:style-name="T1">/etc/security/limits.conf </text:span></text:p>
      <text:p text:style-name="P14"><text:s text:c="21"/></text:p>
      <text:p text:style-name="Quotations"><text:s text:c="2"/>portal<text:span text:style-name="T17"> <text:s text:c="3"/>soft <text:s text:c="3"/>nofile <text:s/>4096 </text:span></text:p>
      <text:p text:style-name="P28"><text:s text:c="2"/>portal <text:s text:c="3"/>hard <text:s text:c="3"/>nofile <text:s/>4096</text:p>
      <text:p text:style-name="P14"/>
      <text:p text:style-name="P12">Installation du livrable</text:p>
      <text:p text:style-name="Text_20_body"/>
      <text:p text:style-name="Standard">Création d'un user <text:span text:style-name="T1">portal</text:span> pour le lancement du portail</text:p>
      <text:p text:style-name="Standard"/>
      <text:p text:style-name="Quotations"><text:span text:style-name="Citation"/></text:p>
      <text:p text:style-name="Quotations"><text:span text:style-name="Citation">groupadd -r portal </text:span></text:p>
      <text:p text:style-name="Quotations"><text:span text:style-name="Citation">useradd -r <text:s/>-g portal portal </text:span></text:p>
      <text:p text:style-name="Quotations"><text:span text:style-name="Citation"/></text:p>
      <text:p text:style-name="Text_20_body"/>
      <text:p text:style-name="Standard"/>
      <text:p text:style-name="Text_20_body">Extraction du livrable (ici la version 1.0 de démonstration)</text:p>
      <text:p text:style-name="Quotations"><text:span text:style-name="Citation"><text:span text:style-name="T12"/></text:span></text:p>
      <text:p text:style-name="Quotations"><text:span text:style-name="Citation"><text:span text:style-name="T12">cd /opt</text:span></text:span></text:p>
      <text:p text:style-name="Quotations"><text:span text:style-name="Citation"><text:span text:style-name="T12">unzip portal-demo-prod-1.0.zip</text:span></text:span></text:p>
      <text:p text:style-name="Quotations"><text:span text:style-name="Citation"><text:span text:style-name="T12"/></text:span></text:p>
      <text:p text:style-name="Standard"/>
      <text:p text:style-name="Standard"/>
      <text:p text:style-name="Standard"/>
      <text:p text:style-name="Text_20_body">Changement du owner et des droits</text:p>
      <text:p text:style-name="Quotations"><text:span text:style-name="Citation"><text:span text:style-name="T12"/></text:span></text:p>
      <text:p text:style-name="Quotations"><text:span text:style-name="Citation"><text:span text:style-name="T12">chown -R portal:portal portal-prod-1.0/</text:span></text:span></text:p>
      <text:p text:style-name="Quotations"><text:span text:style-name="Citation"><text:span text:style-name="T12">chmod -R 755 portal-prod-1.0/ </text:span></text:span></text:p>
      <text:p text:style-name="Quotations"><text:span text:style-name="Citation"><text:span text:style-name="T12"/></text:span></text:p>
      <text:p text:style-name="Standard"/>
      <text:p text:style-name="Standard"/>
      <text:p text:style-name="Standard">Création d'un lien symbolique</text:p>
      <text:p text:style-name="Standard"/>
      <text:p text:style-name="Quotations"><text:span text:style-name="Citation"><text:span text:style-name="T12"/></text:span></text:p>
      <text:p text:style-name="Quotations"><text:span text:style-name="Citation"><text:span text:style-name="T12">ln -s /opt/portal-prod-1.0/ /opt/portal</text:span></text:span></text:p>
      <text:p text:style-name="Quotations"><text:span text:style-name="Citation"><text:span text:style-name="T12"/></text:span></text:p>
      <text:p text:style-name="Standard"/>
      <text:p text:style-name="Standard"/>
      <text:p text:style-name="Standard"><text:soft-page-break/>Copie et activation du script de lancement automatique</text:p>
      <text:p text:style-name="Standard"/>
      <text:p text:style-name="Quotations"><text:span text:style-name="Citation"><text:span text:style-name="T12"/></text:span></text:p>
      <text:p text:style-name="Quotations"><text:span text:style-name="Citation"><text:span text:style-name="T12">cp /opt/portal/jboss-as/bin/portal /etc/init.d/ </text:span></text:span></text:p>
      <text:p text:style-name="Quotations"><text:span text:style-name="Citation"><text:span text:style-name="T12">chmod -R 755 <text:s/>/etc/init.d/portal </text:span></text:span></text:p>
      <text:p text:style-name="Quotations"><text:span text:style-name="Citation"><text:span text:style-name="T12">chkconfig portal on</text:span></text:span></text:p>
      <text:p text:style-name="Quotations"><text:span text:style-name="Citation"><text:span text:style-name="T12"/></text:span></text:p>
      <text:p text:style-name="Standard"/>
      <text:p text:style-name="Standard"/>
      <text:p text:style-name="Standard"/>
      <text:h text:style-name="P31" text:outline-level="1"><text:bookmark text:name="__RefHeading__3622_1205845785"/>Configuration portail <text:bookmark-end text:name="__RefHeading__3622_1205845785"/></text:h>
      <text:p text:style-name="Text_20_body"/>
      <text:h text:style-name="Heading_20_2" text:outline-level="2">Configuration Proxy entrant</text:h>
      <text:p text:style-name="Text_20_body"/>
      <text:p text:style-name="Text_20_body">Dans certains cas le serveur proxy qui redirige les appels vers le portail ne véhicule pas l'url d'origine dans la requête. Dans ce cas, il faut spécifier le nom et le port du serveur visibles de l'extérieur.</text:p>
      <text:p text:style-name="Text_20_body"/>
      <text:p text:style-name="Text_20_body">Sinon, les champs doivent être laissés vides (ne pas les effacer).</text:p>
      <text:p text:style-name="P6"/>
      <text:p text:style-name="Quotations"><text:span text:style-name="Citation"><text:span text:style-name="T15"/></text:span></text:p>
      <text:p text:style-name="Quotations"><text:span text:style-name="Citation"><text:span text:style-name="T16">#Proxy definition for server inside access</text:span></text:span></text:p>
      <text:p text:style-name="Quotations"><text:span text:style-name="Citation"><text:span text:style-name="T16">portal.proxyName=</text:span></text:span><text:span text:style-name="Citation"><text:span text:style-name="T15">[adresse-proxy]</text:span></text:span></text:p>
      <text:p text:style-name="Quotations"><text:span text:style-name="Citation"><text:span text:style-name="T16">portal.proxyPort=</text:span></text:span><text:span text:style-name="Citation"><text:span text:style-name="T15">[port-proxy]</text:span></text:span></text:p>
      <text:p text:style-name="Quotations"><text:span text:style-name="Citation"><text:span text:style-name="T12"/></text:span></text:p>
      <text:p text:style-name="P8"/>
      <text:p text:style-name="P8"/>
      <text:h text:style-name="Heading_20_2" text:outline-level="2">Configuration machine virtuelle Java</text:h>
      <text:p text:style-name="Standard"/>
      <text:p text:style-name="P3">Le fichier de configuration de la machine virtuelle Java <text:s/>est par défaut <text:span text:style-name="T1">/opt/portal/jboss-as/server/production/run.conf. </text:span><text:span text:style-name="T18">Il est possible de le modifier en le recopiant dans </text:span><text:span text:style-name="T1">/home/portal/run.conf</text:span></text:p>
      <text:p text:style-name="Standard"/>
      <text:p text:style-name="Standard">Cela permet par exemple de redéfinir les paramètres mémoire, les caractéristiques du garbage collector ...</text:p>
      <text:p text:style-name="Standard"/>
      <text:p text:style-name="Standard">Exemple de surcharge :</text:p>
      <text:p text:style-name="Standard"/>
      <text:p text:style-name="Quotations"><text:span text:style-name="Citation"><text:span text:style-name="T12"/></text:span></text:p>
      <text:p text:style-name="Quotations"><text:span text:style-name="Citation"><text:span text:style-name="T12">JAVA_OPTS="-Xms512m -Xmx1650m -XX:MaxPermSize=256m -Dsun.rmi.dgc.client.gcInterval=3600000 -Dsun.rmi.dgc.server.gcInterval=3600000 -Dsun.lang.ClassLoader.allowArraySyntax=true"</text:span></text:span></text:p>
      <text:p text:style-name="P2"/>
      <text:h text:style-name="Heading_20_2" text:outline-level="2"><text:bookmark text:name="__RefHeading__3624_1205845785"/>Fichier de configuration système<text:bookmark-end text:name="__RefHeading__3624_1205845785"/></text:h>
      <text:p text:style-name="Standard"/>
      <text:p text:style-name="Standard">Le fichier de configuration système est <text:span text:style-name="T1">portal.properties. </text:span><text:span text:style-name="T18">Un modèle est présent dans la distribution qui sera ensuite modifié en fonction</text:span> de l'envrionnement. </text:p>
      <text:p text:style-name="Standard"/>
      <text:p text:style-name="Standard">Pour faciliter les mises à jour, ce fichier doit être recopié dans un chemin externe au portail (en l'occurence hors du chemin <text:span text:style-name="T1">/opt/portal</text:span>), par exemple :</text:p>
      <text:p text:style-name="Standard"/>
      <text:p text:style-name="Standard"/>
      <text:p text:style-name="Quotations"><text:span text:style-name="Citation"><text:span text:style-name="T12"/></text:span></text:p>
      <text:p text:style-name="Quotations"><text:span text:style-name="Citation"><text:span text:style-name="T12">mkdir /home/portal </text:span></text:span></text:p>
      <text:p text:style-name="Quotations"><text:span text:style-name="Citation"><text:span text:style-name="T12">chown -R <text:s/>portal:portal /home/portal</text:span></text:span></text:p>
      <text:p text:style-name="Quotations"><text:span text:style-name="Citation"><text:span text:style-name="T12">chmod -R 755 /home/portal</text:span></text:span></text:p>
      <text:p text:style-name="Quotations"><text:span text:style-name="Citation"><text:span text:style-name="T12"/></text:span></text:p>
      <text:p text:style-name="Quotations"><text:span text:style-name="Citation"><text:span text:style-name="T12">cp /opt/portal/jboss-as/bin/portal.properties /home/portal </text:span></text:span></text:p>
      <text:p text:style-name="Quotations"><text:soft-page-break/><text:span text:style-name="Citation"><text:span text:style-name="T12">chown portal:portal /home/portal/portal.properties </text:span></text:span></text:p>
      <text:p text:style-name="Quotations"><text:span text:style-name="Citation"><text:span text:style-name="T12"/></text:span></text:p>
      <text:p text:style-name="Standard"/>
      <text:p text:style-name="Standard"/>
      <text:p text:style-name="Standard">Ce fichier peut être renommée ou déplacé. Dans ce cas, il faut mettre à jour le fichier <text:span text:style-name="T1">/etc/init.d/portal</text:span> pour indiquer le nouveau chemin à prendre en compte:</text:p>
      <text:p text:style-name="Standard"/>
      <text:p text:style-name="Standard"/>
      <text:p text:style-name="Quotations"><text:span text:style-name="Citation"><text:span text:style-name="T12"/></text:span></text:p>
      <text:p text:style-name="Quotations"><text:span text:style-name="Citation"><text:span text:style-name="T12">#JBoss properties file </text:span></text:span></text:p>
      <text:p text:style-name="Quotations"><text:span text:style-name="Citation"><text:span text:style-name="T12"/></text:span></text:p>
      <text:p text:style-name="Quotations"><text:span text:style-name="Citation"><text:span text:style-name="T12">JBOSS_PROPS_FILE=${JBOSS_PROPS_</text:span></text:span><text:a xlink:type="simple" xlink:href="../../../../../../../-"><text:span text:style-name="Citation"><text:span text:style-name="T12">FILE:-</text:span></text:span></text:a><text:span text:style-name="Citation"><text:span text:style-name="T12">"/home/portal/portal.properties"}</text:span></text:span></text:p>
      <text:p text:style-name="Quotations"><text:span text:style-name="Citation"><text:span text:style-name="T12"/></text:span></text:p>
      <text:h text:style-name="Heading_20_2" text:outline-level="2" text:is-list-header="true"/>
      <text:h text:style-name="Heading_20_2" text:outline-level="2"><text:bookmark text:name="__RefHeading__3012_1205845785"/>Configuration SGBD<text:bookmark-end text:name="__RefHeading__3012_1205845785"/></text:h>
      <text:p text:style-name="Text_20_body"/>
      <text:p text:style-name="Text_20_body">Créer 1 base <text:s/>sous MySQL 5 (une seule fois). La table <text:span text:style-name="T1">TEST_CONNECTION </text:span>sera utilisée par le portail pour tester la disponibilité de la base.</text:p>
      <text:p text:style-name="Text_20_body"/>
      <text:p text:style-name="Quotations"><text:span text:style-name="Citation"/></text:p>
      <text:p text:style-name="Quotations"><text:span text:style-name="Citation">CREATE DATABASE portal;</text:span></text:p>
      <text:p text:style-name="Quotations"><text:span text:style-name="Citation"/></text:p>
      <text:p text:style-name="Quotations"><text:span text:style-name="Citation"/></text:p>
      <text:p text:style-name="Quotations"><text:span text:style-name="Citation"># creation table de test de connexion (pour le pool)</text:span></text:p>
      <text:p text:style-name="Quotations"><text:span text:style-name="Citation">use portal;</text:span></text:p>
      <text:p text:style-name="Quotations"><text:span text:style-name="Citation">create table TEST_CONNECTION (test INT);</text:span></text:p>
      <text:p text:style-name="Quotations"><text:span text:style-name="Citation"/></text:p>
      <text:p text:style-name="Text_20_body"/>
      <text:p text:style-name="Text_20_body">Pour chaque noeud, donner les droits d'accès à la base 'portal'</text:p>
      <text:p text:style-name="Text_20_body"/>
      <text:p text:style-name="Quotations"><text:span text:style-name="Citation"/></text:p>
      <text:p text:style-name="Quotations"><text:span text:style-name="Citation"/></text:p>
      <text:p text:style-name="Quotations"><text:span text:style-name="Citation">GRANT ALL PRIVILEGES ON portal.* TO </text:span><text:span text:style-name="Citation"><text:span text:style-name="T1">[user-jboss]</text:span></text:span><text:span text:style-name="Citation">@'nom-du-noeud' IDENTIFIED BY '</text:span><text:span text:style-name="Citation"><text:span text:style-name="T1">[password-jboss]</text:span></text:span><text:span text:style-name="Citation">'; </text:span></text:p>
      <text:p text:style-name="Quotations"><text:span text:style-name="Citation">FLUSH PRIVILEGES; </text:span></text:p>
      <text:p text:style-name="Quotations"><text:span text:style-name="Citation"/></text:p>
      <text:p text:style-name="P9"/>
      <text:p text:style-name="P9"/>
      <text:p text:style-name="Text_20_body"><text:span text:style-name="T3">Référencer la base dans le fichier de configuration</text:span><text:span text:style-name="T2"> portal.properties</text:span></text:p>
      <text:p text:style-name="P6"/>
      <text:p text:style-name="Quotations"><text:span text:style-name="Citation"><text:span text:style-name="T1"/></text:span></text:p>
      <text:p text:style-name="Quotations"><text:span text:style-name="Citation">db.manager.name==</text:span><text:span text:style-name="Citation"><text:span text:style-name="T1">[user-jboss]</text:span></text:span><text:span text:style-name="Citation"> </text:span></text:p>
      <text:p text:style-name="Quotations"><text:span text:style-name="Citation">db.manager.pswd=</text:span><text:span text:style-name="Citation"><text:span text:style-name="T1">[password-jboss]</text:span></text:span><text:span text:style-name="Citation"> </text:span></text:p>
      <text:p text:style-name="Quotations"><text:span text:style-name="Citation">db.host=[</text:span><text:span text:style-name="Citation"><text:span text:style-name="T1">host-database]</text:span></text:span><text:span text:style-name="Citation">:3306 </text:span></text:p>
      <text:p text:style-name="Quotations"><text:span text:style-name="Citation">db.base-name=portal </text:span></text:p>
      <text:p text:style-name="P13"/>
      <text:h text:style-name="P29" text:outline-level="2"><text:bookmark text:name="__RefHeading__3626_1205845785"/>Configuration cluster<text:bookmark-end text:name="__RefHeading__3626_1205845785"/></text:h>
      <text:p text:style-name="P13"/>
      <text:p text:style-name="P13">Chaque noeud Jboss doit communiquer avec les autres noeuds pour coordonner les caches de données. Pour minimiser la charge, le serveur est préconfiguré pour des échanges TCP (et non UDP).</text:p>
      <text:p text:style-name="P13"><text:soft-page-break/>Les 6 clusters du portail <text:s/>doivent être définis dans <text:span text:style-name="T2">/home/portal/portal.properties </text:span><text:span text:style-name="T3">sous la forme suivante, qui permet à chaque noeud de se définir et de reconnaître les autres noeuds :</text:span></text:p>
      <text:p text:style-name="P13"><text:span text:style-name="T2"/></text:p>
      <text:p text:style-name="Quotations"><text:span text:style-name="Citation"><text:span text:style-name="T12">clusterXX.tcpAddr=</text:span></text:span><text:span text:style-name="Citation"><text:span text:style-name="T13">[host-local]</text:span></text:span><text:span text:style-name="Citation"><text:span text:style-name="T12"></text:span></text:span></text:p>
      <text:p text:style-name="Quotations"><text:span text:style-name="Citation"><text:span text:style-name="T12">clusterXX.tcpPort=</text:span></text:span><text:span text:style-name="Citation"><text:span text:style-name="T13">[port-local]</text:span></text:span></text:p>
      <text:p text:style-name="Quotations"><text:span text:style-name="Citation"><text:span text:style-name="T14">clusterXX.initial_hosts=</text:span></text:span><text:span text:style-name="Citation"><text:span text:style-name="T13">[host-local][[port-local]],[host2][[port2],[host3][[port3], <text:s/>....</text:span></text:span></text:p>
      <text:p text:style-name="P6"/>
      <text:p text:style-name="P6"/>
      <text:p text:style-name="P6">Exemple de configuration complète</text:p>
      <text:p text:style-name="P6"/>
      <text:p text:style-name="Quotations"><text:span text:style-name="Citation"><text:span text:style-name="T12"/></text:span></text:p>
      <text:p text:style-name="Quotations"><text:span text:style-name="Citation"><text:span text:style-name="T13"/></text:span></text:p>
      <text:p text:style-name="Quotations"><text:span text:style-name="Citation"><text:span text:style-name="T12"/></text:span></text:p>
      <text:p text:style-name="Quotations"><text:span text:style-name="Citation"><text:span text:style-name="T12"># Cluster 1 : Cluster Web (Synchronisation des sessions =&gt; pas utile)</text:span></text:span></text:p>
      <text:p text:style-name="Quotations"><text:span text:style-name="Citation"><text:span text:style-name="T12">portal.web.cluster.tcpAddr=localhost</text:span></text:span></text:p>
      <text:p text:style-name="Quotations"><text:span text:style-name="Citation"><text:span text:style-name="T12">portal.web.cluster.tcpPort=8930</text:span></text:span></text:p>
      <text:p text:style-name="Quotations"><text:span text:style-name="Citation"><text:span text:style-name="T12">portal.web.cluster.initial_hosts=localhost[8930]</text:span></text:span></text:p>
      <text:p text:style-name="Quotations"><text:span text:style-name="Citation"><text:span text:style-name="T12"></text:span></text:span></text:p>
      <text:p text:style-name="Quotations"><text:span text:style-name="Citation"><text:span text:style-name="T12"># Cluster 2 : Cluster JBoss (Synchronisation des noeuds)</text:span></text:span></text:p>
      <text:p text:style-name="Quotations"><text:span text:style-name="Citation"><text:span text:style-name="T12">portal.cluster.tcpAddr=localhost</text:span></text:span></text:p>
      <text:p text:style-name="Quotations"><text:span text:style-name="Citation"><text:span text:style-name="T12">portal.cluster.tcpPort=8920</text:span></text:span></text:p>
      <text:p text:style-name="Quotations"><text:span text:style-name="Citation"><text:span text:style-name="T12">portal.cluster.initial_hosts=localhost[8920]</text:span></text:span></text:p>
      <text:p text:style-name="Quotations"><text:span text:style-name="Citation"><text:span text:style-name="T12"></text:span></text:span></text:p>
      <text:p text:style-name="Quotations"><text:span text:style-name="Citation"><text:span text:style-name="T12"># Cluster 3 : Application Portail (Synchronisation applicative)</text:span></text:span></text:p>
      <text:p text:style-name="Quotations"><text:span text:style-name="Citation"><text:span text:style-name="T12">portal.custom.cache.tcpAddr=localhost</text:span></text:span></text:p>
      <text:p text:style-name="Quotations"><text:span text:style-name="Citation"><text:span text:style-name="T12">portal.custom.cache.tcpPort=8910</text:span></text:span></text:p>
      <text:p text:style-name="Quotations"><text:span text:style-name="Citation"><text:span text:style-name="T12">#portal.custom.cache.initial_hosts=localhost[7910],host2[7910]</text:span></text:span></text:p>
      <text:p text:style-name="Quotations"><text:span text:style-name="Citation"><text:span text:style-name="T12">portal.custom.cache.initial_hosts=localhost[8910]</text:span></text:span></text:p>
      <text:p text:style-name="Quotations"><text:span text:style-name="Citation"><text:span text:style-name="T12"></text:span></text:span></text:p>
      <text:p text:style-name="Quotations"><text:span text:style-name="Citation"><text:span text:style-name="T12"># Cluster 4 : Cache DB</text:span></text:span></text:p>
      <text:p text:style-name="Quotations"><text:span text:style-name="Citation"><text:span text:style-name="T12">portal.hibernate.cache.tcpAddr=localhost</text:span></text:span></text:p>
      <text:p text:style-name="Quotations"><text:span text:style-name="Citation"><text:span text:style-name="T12">portal.hibernate.cache.tcpPort=8900</text:span></text:span></text:p>
      <text:p text:style-name="Quotations"><text:span text:style-name="Citation"><text:span text:style-name="T12">portal.hibernate.cache.initial_hosts=localhost[8900]</text:span></text:span></text:p>
      <text:p text:style-name="Quotations"><text:span text:style-name="Citation"><text:span text:style-name="T12">#portal.hibernate.cache.initial_hosts=localhost[8900],host2[7900]</text:span></text:span></text:p>
      <text:p text:style-name="Quotations"><text:span text:style-name="Citation"><text:span text:style-name="T12"></text:span></text:span></text:p>
      <text:p text:style-name="Quotations"><text:span text:style-name="Citation"><text:span text:style-name="T12"># Cluster 5 : EJB3 Entity </text:span></text:span></text:p>
      <text:p text:style-name="Quotations"><text:span text:style-name="Citation"><text:span text:style-name="T12">portal.ejb3.entity.cache.tcpAddr=localhost</text:span></text:span></text:p>
      <text:p text:style-name="Quotations"><text:span text:style-name="Citation"><text:span text:style-name="T12">portal.ejb3.entity.cache.tcpPort=8940</text:span></text:span></text:p>
      <text:p text:style-name="Quotations"><text:span text:style-name="Citation"><text:span text:style-name="T12">portal.ejb3.entity.cache.initial_hosts=localhost[8940]</text:span></text:span></text:p>
      <text:p text:style-name="Quotations"><text:span text:style-name="Citation"><text:span text:style-name="T12"></text:span></text:span></text:p>
      <text:p text:style-name="Quotations"><text:span text:style-name="Citation"><text:span text:style-name="T12"># Cluster 6 : EJB3 Stateful </text:span></text:span></text:p>
      <text:p text:style-name="Quotations"><text:span text:style-name="Citation"><text:span text:style-name="T12">portal.ejb3.sfsb.cache.tcpAddr=localhost</text:span></text:span></text:p>
      <text:p text:style-name="Quotations"><text:span text:style-name="Citation"><text:span text:style-name="T12">portal.ejb3.sfsb.cache.tcpPort=8950</text:span></text:span></text:p>
      <text:p text:style-name="Quotations"><text:span text:style-name="Citation"><text:span text:style-name="T12">portal.ejb3.sfsb.cache.initial_hosts=localhost[8950]</text:span></text:span></text:p>
      <text:p text:style-name="Quotations"><text:span text:style-name="Citation"><text:span text:style-name="T12"/></text:span></text:p>
      <text:p text:style-name="Text_20_body"/>
      <text:h text:style-name="Heading_20_2" text:outline-level="2"><text:bookmark text:name="__RefHeading__3027_1205845785"/>Configuration Apache<text:bookmark-end text:name="__RefHeading__3027_1205845785"/></text:h>
      <text:p text:style-name="Text_20_body"><text:span text:style-name="T18">Par défaut, Apache et le portail communique par le protocole AJP (implémenté vie la module apache mod-jk). La ve</text:span><text:span text:style-name="T11">rsion minimale du module préconisée est : <text:s/></text:span><text:span text:style-name="Citation"><text:span text:style-name="T9">mod_jk-ap20-1.2.30</text:span></text:span></text:p>
      <text:p text:style-name="Text_20_body"/>
      <text:p text:style-name="Text_20_body">Exemple de configuration (<text:span text:style-name="T1">/etc/httpd/conf.d/mod_jk.conf)</text:span></text:p>
      <text:p text:style-name="Text_20_body"/>
      <text:p text:style-name="Quotations"><text:span text:style-name="Citation"><text:span text:style-name="T12">LoadModule jk_module modules/mod_jk.so </text:span></text:span></text:p>
      <text:p text:style-name="Quotations"><text:span text:style-name="Citation"><text:span text:style-name="T12">JkWatchdogInterval 60 </text:span></text:span></text:p>
      <text:p text:style-name="Quotations"><text:span text:style-name="Citation"><text:span text:style-name="T12">JkMountFileReload 60 </text:span></text:span></text:p>
      <text:p text:style-name="Quotations"><text:span text:style-name="Citation"><text:span text:style-name="T12">JkLogFile logs/modjk.log </text:span></text:span></text:p>
      <text:p text:style-name="Quotations"><text:span text:style-name="Citation"><text:span text:style-name="T12">JkLogLevel info </text:span></text:span></text:p>
      <text:p text:style-name="Quotations"><text:span text:style-name="Citation"><text:span text:style-name="T12">#JkLogLevel debug </text:span></text:span></text:p>
      <text:p text:style-name="Quotations"><text:span text:style-name="Citation"><text:span text:style-name="T12">JkLogStampFormat "[%a %b %d %H:%M:%S %Y]" </text:span></text:span></text:p>
      <text:p text:style-name="Quotations"><text:soft-page-break/><text:span text:style-name="Citation"><text:span text:style-name="T12">JkOptions +ForwardKeySize +ForwardURICompat -ForwardDirectories </text:span></text:span></text:p>
      <text:p text:style-name="Quotations"><text:span text:style-name="Citation"><text:span text:style-name="T12">#JkRequestLogFormat "%w %V %T" </text:span></text:span></text:p>
      <text:p text:style-name="Quotations"><text:span text:style-name="Citation"><text:span text:style-name="T12">JkRequestLogFormat "tworker:%w rworker:%R <text:s/>vhost:%R port:%p %V %v %H %m %U %q %s %b %T" </text:span></text:span></text:p>
      <text:p text:style-name="Quotations"><text:span text:style-name="Citation"><text:span text:style-name="T12"/></text:span></text:p>
      <text:p text:style-name="Quotations"><text:span text:style-name="Citation"><text:span text:style-name="T12">#JkMountFile conf.d/mod_jk.properties </text:span></text:span></text:p>
      <text:p text:style-name="Quotations"><text:span text:style-name="Citation"><text:span text:style-name="T12">JkWorkerProperty worker.maintain=60 </text:span></text:span></text:p>
      <text:p text:style-name="Quotations"><text:span text:style-name="Citation"><text:span text:style-name="T12">JkWorkerProperty worker.jkstatus.type=status </text:span></text:span></text:p>
      <text:p text:style-name="Quotations"><text:span text:style-name="Citation"><text:span text:style-name="T12">JkWorkerProperty worker.jboss.type=lb </text:span></text:span></text:p>
      <text:p text:style-name="Quotations"><text:span text:style-name="Citation"><text:span text:style-name="T12">JkWorkerProperty worker.list=jkstatus,jboss </text:span></text:span></text:p>
      <text:p text:style-name="Quotations"><text:span text:style-name="Citation"><text:span text:style-name="T12"/></text:span></text:p>
      <text:p text:style-name="Quotations"><text:span text:style-name="Citation"><text:span text:style-name="T12">JkWorkerProperty worker.jboss1.host=ac-rennes-jbp1.vm </text:span></text:span></text:p>
      <text:p text:style-name="Quotations"><text:span text:style-name="Citation"><text:span text:style-name="T12">JkWorkerProperty worker.jboss1.port=8009 </text:span></text:span></text:p>
      <text:p text:style-name="Quotations"><text:span text:style-name="Citation"><text:span text:style-name="T12">JkWorkerProperty worker.jboss1.type=ajp13 </text:span></text:span></text:p>
      <text:p text:style-name="Quotations"><text:span text:style-name="Citation"><text:span text:style-name="T12">JkWorkerProperty worker.jboss1.ping_mode=A </text:span></text:span></text:p>
      <text:p text:style-name="Quotations"><text:span text:style-name="Citation"><text:span text:style-name="T12">JkWorkerProperty worker.jboss.balance_workers=jboss1 </text:span></text:span></text:p>
      <text:p text:style-name="Text_20_body"/>
      <text:p text:style-name="P12">Ajout d'un noeud</text:p>
      <text:p text:style-name="P12"/>
      <text:p text:style-name="P14">Un nom unique (jvmRoute) doît être associé à chaque noeud.</text:p>
      <text:p text:style-name="P12"/>
      <text:p text:style-name="P7">Dans <text:span text:style-name="T1">/etc/httpd/conf.d/mod_jk.conf</text:span>, ajouter le nouveau noeud pour mod_jk</text:p>
      <text:p text:style-name="P7"/>
      <text:p text:style-name="Quotations"><text:span text:style-name="Citation"/></text:p>
      <text:p text:style-name="Quotations"><text:span text:style-name="Citation">JkWorkerProperty worker.</text:span><text:span text:style-name="Citation"><text:span text:style-name="T1">[route]</text:span></text:span><text:span text:style-name="Citation">.host=localhost</text:span></text:p>
      <text:p text:style-name="Quotations"><text:span text:style-name="Citation">JkWorkerProperty worker.</text:span><text:span text:style-name="Citation"><text:span text:style-name="T1">[route]</text:span></text:span><text:span text:style-name="Citation">.port=8009</text:span></text:p>
      <text:p text:style-name="Quotations"><text:span text:style-name="Citation">JkWorkerProperty worker.</text:span><text:span text:style-name="Citation"><text:span text:style-name="T1">[route]</text:span></text:span><text:span text:style-name="Citation">.type=ajp13</text:span></text:p>
      <text:p text:style-name="Quotations"><text:span text:style-name="Citation">JkWorkerProperty worker.</text:span><text:span text:style-name="Citation"><text:span text:style-name="T1">[route]</text:span></text:span><text:span text:style-name="Citation">.ping_mode=A</text:span></text:p>
      <text:p text:style-name="Quotations"><text:span text:style-name="Citation"/></text:p>
      <text:p text:style-name="Quotations"><text:span text:style-name="Citation">JkWorkerProperty worker.</text:span><text:span text:style-name="Citation"><text:span text:style-name="T18">jboss</text:span></text:span><text:span text:style-name="Citation">.balance_workers=</text:span><text:span text:style-name="Citation"><text:span text:style-name="T1">[route]</text:span></text:span></text:p>
      <text:p text:style-name="Text_20_body"/>
      <text:p text:style-name="Text_20_body"><text:span text:style-name="T3">Et déclarer ce noeud dans</text:span><text:span text:style-name="T2"> portal.properties</text:span></text:p>
      <text:p text:style-name="P6"/>
      <text:p text:style-name="Quotations"><text:span text:style-name="Citation"><text:span text:style-name="T1"/></text:span></text:p>
      <text:p text:style-name="Quotations"><text:span text:style-name="Citation">#route name for AJP connections </text:span></text:p>
      <text:p text:style-name="Quotations"><text:span text:style-name="Citation">jvmroute=</text:span><text:span text:style-name="Citation"><text:span text:style-name="T1">[route]</text:span></text:span></text:p>
      <text:p text:style-name="Quotations"><text:span text:style-name="Citation"/></text:p>
      <text:h text:style-name="Heading_20_2" text:outline-level="2"><text:bookmark text:name="__RefHeading__3018_1205845785"/>Configuration LDAP<text:bookmark-end text:name="__RefHeading__3018_1205845785"/></text:h>
      <text:p text:style-name="Text_20_body"/>
      <text:p text:style-name="Text_20_body">Les informations de connexion au LDAP doivent être précisées dans le fichier portal<text:span text:style-name="T2">.properties</text:span></text:p>
      <text:p text:style-name="P6"/>
      <text:p text:style-name="Quotations"><text:span text:style-name="Citation"><text:span text:style-name="T12">#LDAP connection </text:span></text:span></text:p>
      <text:p text:style-name="Quotations"><text:span text:style-name="Citation"><text:span text:style-name="T12">ldap.host=</text:span></text:span><text:span text:style-name="Citation"><text:span text:style-name="T13">[host-ldap]</text:span></text:span></text:p>
      <text:p text:style-name="Quotations"><text:span text:style-name="Citation"><text:span text:style-name="T12">ldap.port=</text:span></text:span><text:span text:style-name="Citation"><text:span text:style-name="T13">[port-ldap] </text:span></text:span></text:p>
      <text:p text:style-name="Quotations"><text:span text:style-name="Citation"><text:span text:style-name="T12">ldap.manager.dn=</text:span></text:span><text:span text:style-name="Citation"><text:span text:style-name="T13">[dn-manager-ldap] </text:span></text:span></text:p>
      <text:p text:style-name="Quotations"><text:span text:style-name="Citation"><text:span text:style-name="T12">ldap.manager.pswd=</text:span></text:span><text:span text:style-name="Citation"><text:span text:style-name="T13">[password-manager-ldap] </text:span></text:span></text:p>
      <text:p text:style-name="Quotations"><text:span text:style-name="Citation"><text:span text:style-name="T12"/></text:span></text:p>
      <text:p text:style-name="P8"/>
      <text:h text:style-name="Heading_20_2" text:outline-level="2"><text:bookmark text:name="__RefHeading__3628_1205845785"/>Configuration Nuxeo<text:bookmark-end text:name="__RefHeading__3628_1205845785"/></text:h>
      <text:p text:style-name="Text_20_body"/>
      <text:p text:style-name="P13">Les informations de connexion à Nuxeo doivent être précisées dans le fichier <text:span text:style-name="T1">portal</text:span><text:span text:style-name="T2">.properties</text:span><text:span text:style-name="T3">.</text:span></text:p>
      <text:p text:style-name="P13"><text:soft-page-break/><text:span text:style-name="T3">Les définitions publiques et privées correspondent respectivement aux url visibles en externe et aux urls de communication entre le portail et Nuxeo.</text:span></text:p>
      <text:p text:style-name="P34">Le superUser Nuxeo doit avoir les droits d'accès à toutes les données, y compris les vocabulaires Nuxeo (il doit avoir les droits d'administrateur) .</text:p>
      <text:p text:style-name="P6"/>
      <text:p text:style-name="Quotations"><text:span text:style-name="Citation"><text:span text:style-name="T13"/></text:span></text:p>
      <text:p text:style-name="Quotations"><text:span text:style-name="Citation"><text:span text:style-name="T14">#Nuxeo </text:span></text:span></text:p>
      <text:p text:style-name="Quotations"><text:span text:style-name="Citation"><text:span text:style-name="T14">nuxeo.publicHost=</text:span></text:span><text:span text:style-name="Citation"><text:span text:style-name="T13">[host-public-nuxeo]</text:span></text:span></text:p>
      <text:p text:style-name="Quotations"><text:span text:style-name="Citation"><text:span text:style-name="T14">nuxeo.publicPort=</text:span></text:span><text:span text:style-name="Citation"><text:span text:style-name="T13">[port-public-nuxeo]</text:span></text:span></text:p>
      <text:p text:style-name="Quotations"><text:span text:style-name="Citation"><text:span text:style-name="T14">nuxeo.privateHost=[</text:span></text:span><text:span text:style-name="Citation"><text:span text:style-name="T13">host-prive-nuxeo]</text:span></text:span></text:p>
      <text:p text:style-name="Quotations"><text:span text:style-name="Citation"><text:span text:style-name="T14">nuxeo.privatePort=</text:span></text:span><text:span text:style-name="Citation"><text:span text:style-name="T13">[port-prive-nuxeo]</text:span></text:span></text:p>
      <text:p text:style-name="Quotations"><text:span text:style-name="Citation"><text:span text:style-name="T14">nuxeo.secretKey=</text:span></text:span><text:span text:style-name="Citation"><text:span text:style-name="T13">[secret-key-nuxeo]</text:span></text:span></text:p>
      <text:p text:style-name="Quotations"><text:span text:style-name="Citation"><text:span text:style-name="T14">nuxeo.superUserId=</text:span></text:span><text:span text:style-name="Citation"><text:span text:style-name="T13">[super-user-nuxeo]</text:span></text:span></text:p>
      <text:p text:style-name="Quotations"><text:span text:style-name="Citation"><text:span text:style-name="T12"/></text:span></text:p>
      <text:p text:style-name="P8"/>
      <text:p text:style-name="P8"/>
      <text:p text:style-name="P8"/>
      <text:h text:style-name="Heading_20_2" text:outline-level="2"><text:bookmark text:name="__RefHeading__3628_12058457851"/>Configuration Proxy sortant<text:bookmark-end text:name="__RefHeading__3628_12058457851"/></text:h>
      <text:p text:style-name="Text_20_body"/>
      <text:p text:style-name="Text_20_body">Le portail a besoin d'accéder à des serveurs externes (par exemple, pour les flux RSS). Il faut donc préciser le nom du proxy ainsi que les serveurs accédés en direct (sans passer par le proxy)</text:p>
      <text:p text:style-name="P6"/>
      <text:p text:style-name="Quotations"><text:span text:style-name="Citation"><text:span text:style-name="T13"/></text:span></text:p>
      <text:p text:style-name="Quotations"><text:span text:style-name="Citation"><text:span text:style-name="T16"># proxy definition for server outside access </text:span></text:span></text:p>
      <text:p text:style-name="Quotations"><text:span text:style-name="Citation"><text:span text:style-name="T16">http.proxyHost=</text:span></text:span><text:span text:style-name="Citation"><text:span text:style-name="T15">[adresse-proxy]</text:span></text:span></text:p>
      <text:p text:style-name="Quotations"><text:span text:style-name="Citation"><text:span text:style-name="T16">http.proxyPort=</text:span></text:span><text:span text:style-name="Citation"><text:span text:style-name="T15">[port-proxy] </text:span></text:span></text:p>
      <text:p text:style-name="Quotations"><text:span text:style-name="Citation"><text:span text:style-name="T16">http.nonProxyHosts="</text:span></text:span><text:span text:style-name="Citation"><text:span text:style-name="T15">[non-proxy-1|non-proxy-2|...]</text:span></text:span><text:span text:style-name="Citation"><text:span text:style-name="T16">" </text:span></text:span></text:p>
      <text:p text:style-name="Quotations"><text:span text:style-name="Citation"><text:span text:style-name="T16"/></text:span></text:p>
      <text:p text:style-name="Quotations"><text:span text:style-name="Citation"><text:span text:style-name="T12"/></text:span></text:p>
      <text:p text:style-name="P8"/>
      <text:p text:style-name="P8"/>
      <text:p text:style-name="P17"/>
      <text:h text:style-name="Heading_20_1" text:outline-level="1"><text:bookmark text:name="__RefHeading__3022_1205845785"/>Exploitation du portail<text:bookmark-end text:name="__RefHeading__3022_1205845785"/></text:h>
      <text:p text:style-name="Standard"/>
      <text:p text:style-name="P20"/>
      <text:p text:style-name="P20">Arrêt / relance</text:p>
      <text:p text:style-name="P20"/>
      <text:p text:style-name="P21">Utiliser le service <text:span text:style-name="T1">portal</text:span> pour démarrer / arrêter le portail</text:p>
      <text:p text:style-name="P20"/>
      <text:p text:style-name="Quotations"><text:span text:style-name="Citation"><text:span text:style-name="T14">service portal stop | start</text:span></text:span></text:p>
      <text:p text:style-name="P20"/>
      <text:p text:style-name="P20">Contrôle du lancement</text:p>
      <text:p text:style-name="P20"/>
      <text:p text:style-name="P21">Il est possible de suivre l'état du serveur via le fichier <text:span text:style-name="T1">/opt/portal/jboss-as/server/production/log/server.log</text:span>) :</text:p>
      <text:p text:style-name="P20"/>
      <text:p text:style-name="Quotations"><text:span text:style-name="Citation"><text:span text:style-name="T16">tail -f /opt/portal/jboss-as/server/production/log/server.log</text:span></text:span></text:p>
      <text:p text:style-name="P20"/>
      <text:p text:style-name="P21">Le démarrage est terminé lorsque le message suivant s'affiche ce fichier de log</text:p>
      <text:p text:style-name="P21"/>
      <text:p text:style-name="Quotations"><text:span text:style-name="Citation"><text:span text:style-name="T14">2000-05-10 14:16:38,914 INFO <text:s/>[org.jboss.system.server.Server] JBoss (MX MicroKernel) [4.3.0.GA_CP09 (build: SVNTag=JBPAPP_4_3_0_GA_CP09 date=201011090309)] Started in 1m:2s:854ms </text:span></text:span></text:p>
      <text:p text:style-name="P20"/>
      <text:p text:style-name="P20">Mise à jour de la base</text:p>
      <text:p text:style-name="P20"/>
      <text:p text:style-name="P21">Après le premier lancement, il faut étendre un champ de la base MySQL</text:p>
      <text:p text:style-name="Quotations"><text:span text:style-name="Citation"><text:span text:style-name="T8">ALTER TABLE `JBP_PORTAL_OBJECT_PROPS` CHANGE `jbp_VALUE` `jbp_VALUE` VARCHAR(65268) DEFAULT NULL;</text:span></text:span><text:span text:style-name="Citation"><text:span text:style-name="T14"> </text:span></text:span></text:p>
      <text:p text:style-name="P20"/>
      <text:p text:style-name="P20"/>
      <text:p text:style-name="P20">Test démarrage</text:p>
      <text:p text:style-name="P20"/>
      <text:p text:style-name="P21">Le serveur peut alors être testé unitairement (sans passer par le proxy Apache) sur le port 8080 à l'url http://[serveur]:8080/portal</text:p>
      <text:p text:style-name="P20"/>
      <text:p text:style-name="P20">Logs techniques</text:p>
      <text:p text:style-name="P20"/>
      <text:p text:style-name="P20"><text:span text:style-name="T19">Le fichier qui consigne les anomalies techniques est <text:s/></text:span><text:span text:style-name="Citation"><text:span text:style-name="T7">/opt/pia/jboss-as/server/production/log/server.log</text:span></text:span></text:p>
      <text:p text:style-name="P20"/>
      <text:p text:style-name="P20">Logs applicatives</text:p>
      <text:p text:style-name="P20"><text:soft-page-break/></text:p>
      <text:p text:style-name="P21">En cas d'erreur, l'utilisateur a un message générique du type une 'erreur est survenue'. En affichant le code HTML de la page, on peut retrouver le code de l'erreur. </text:p>
      <text:p text:style-name="P21"/>
      <text:p text:style-name="P25"><text:bookmark text:name="line1"/>&lt;div id="error-container"&gt;Une erreur <text:s/>est survenue &lt;!-- 6 --&gt; &lt;/div&gt;</text:p>
      <text:p text:style-name="P21"/>
      <text:p text:style-name="P23"><text:span text:style-name="T10">A partir du numéro de l'erreur, il est alors possible de déterminer l'origine de l'erreur dans le fichier </text:span><text:span text:style-name="Citation"><text:span text:style-name="T6">/opt/pia/jboss-as/server/production/log/pia_user_error.log</text:span></text:span></text:p>
      <text:p text:style-name="P1"><text:span text:style-name="Citation"><text:span text:style-name="T4"/></text:span></text:p>
      <text:p text:style-name="P1"><text:span text:style-name="Citation"><text:span text:style-name="T5"/></text:span></text:p>
      <text:p text:style-name="P20">Logs profiling</text:p>
      <text:p text:style-name="P21"/>
      <text:p text:style-name="P21">Les logs de profiling permettent de collecter des informations en temps réel sur les performances des différents composants (portail et web-services). Les logs sont exportés au format csv.</text:p>
      <text:p text:style-name="P21"/>
      <text:p text:style-name="P21">Pour activer temporairement le profiling, modifier le fichier <text:span text:style-name="T1">/opt/portal/jboss-as/server/production/conf/jboss-log4j.xml</text:span><text:span text:style-name="T18"> et passer le tag</text:span><text:span text:style-name="T1"> priority </text:span><text:span text:style-name="T18">de la catégorie</text:span><text:span text:style-name="T1"> PORTAL_PROFILER <text:s/></text:span><text:span text:style-name="T18">à </text:span><text:span text:style-name="T1">INFO</text:span><text:span text:style-name="T18">. La prise en compte est faite sans redémarrage du serveur (1 minute maxi).</text:span></text:p>
      <text:p text:style-name="P24"/>
      <text:p text:style-name="Quotations"><text:span text:style-name="Citation"><text:span text:style-name="T13"/></text:span></text:p>
      <text:p text:style-name="Quotations"><text:span text:style-name="Citation"><text:span text:style-name="T16"><text:s text:c="2"/>&lt;category name="PORTAL_PROFILER" <text:s/>additivity="false"&gt; </text:span></text:span></text:p>
      <text:p text:style-name="Quotations"><text:span text:style-name="Citation"><text:span text:style-name="T16"><text:s text:c="8"/>&lt;appender-ref ref="PORTAL_PROFILER_APPENDER"/&gt; </text:span></text:span></text:p>
      <text:p text:style-name="Quotations"><text:span text:style-name="Citation"><text:span text:style-name="T16"><text:s text:c="8"/>&lt;priority value="</text:span></text:span><text:span text:style-name="Citation"><text:span text:style-name="T15">INFO</text:span></text:span><text:span text:style-name="Citation"><text:span text:style-name="T16">"/&gt; </text:span></text:span></text:p>
      <text:p text:style-name="Quotations"><text:span text:style-name="Citation"><text:span text:style-name="T16"><text:s text:c="3"/>&lt;/category&gt; </text:span></text:span></text:p>
      <text:p text:style-name="Quotations"><text:span text:style-name="Citation"><text:span text:style-name="T16"/></text:span></text:p>
      <text:p text:style-name="Quotations"><text:span text:style-name="Citation"><text:span text:style-name="T16"/></text:span></text:p>
      <text:p text:style-name="Quotations"><text:span text:style-name="Citation"><text:span text:style-name="T12"/></text:span></text:p>
      <text:p text:style-name="P22"/>
      <text:p text:style-name="P2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Italique"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default-outline-level="1" style:list-style-name=""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3cm" fo:margin-bottom="0.212cm" fo:background-color="transparent" fo:keep-with-next="always">
        <style:background-image/>
      </style:paragraph-properties>
    </style:style>
    <style:style style:name="Heading_20_3" style:display-name="Heading 3" style:family="paragraph" style:parent-style-name="Heading" style:next-style-name="Text_20_body" style:default-outline-level="3" style:class="text">
      <style:text-properties fo:font-size="13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0%" fo:font-style="normal" style:text-underline-style="dotte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Quotations" style:family="paragraph" style:parent-style-name="Standard" style:class="html">
      <style:paragraph-properties fo:margin-left="0cm" fo:margin-right="0cm" fo:margin-top="0cm" fo:margin-bottom="0cm" fo:text-indent="0cm" style:auto-text-indent="false" fo:background-color="#cccccc" fo:padding="0.049cm" fo:border="0.002cm solid #000000" style:shadow="none">
        <style:background-image/>
      </style:paragraph-properties>
      <style:text-properties style:font-name="Courier New" fo:font-size="7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MS PGothic" style:font-size-asian="10pt" style:font-name-complex="Courier New2"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style:font-name="Courier New1" fo:font-size="8pt" fo:font-style="normal" fo:background-color="transparen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2" style:font-name-asian="MS PGothic" style:font-name-complex="Courier New2"/>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7DT7H5M8S</meta:editing-duration>
    <meta:editing-cycles>509</meta:editing-cycles>
    <meta:generator>OpenOffice.org/3.3$Unix OpenOffice.org_project/330m20$Build-9567</meta:generator>
    <dc:date>2012-01-18T16:41:51</dc:date>
    <dc:creator>Jean-Sébastien STEUX</dc:creator>
    <meta:document-statistic meta:table-count="2" meta:image-count="0" meta:object-count="0" meta:page-count="12" meta:paragraph-count="219" meta:word-count="1203" meta:character-count="10597"/>
    <meta:user-defined meta:name="Info 1"/>
    <meta:user-defined meta:name="Info 2"/>
    <meta:user-defined meta:name="Info 3"/>
    <meta:user-defined meta:name="Info 4"/>
  </office:meta>
</office:document-meta>
</file>